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092cm"/>
    </style:style>
    <style:style style:name="co10" style:family="table-column">
      <style:table-column-properties fo:break-before="auto" style:column-width="2.7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9.878cm"/>
    </style:style>
    <style:style style:name="co13" style:family="table-column">
      <style:table-column-properties fo:break-before="auto" style:column-width="3.38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4.731cm"/>
    </style:style>
    <style:style style:name="co16" style:family="table-column">
      <style:table-column-properties fo:break-before="auto" style:column-width="3.84cm"/>
    </style:style>
    <style:style style:name="co17" style:family="table-column">
      <style:table-column-properties fo:break-before="auto" style:column-width="0.513cm"/>
    </style:style>
    <style:style style:name="co18" style:family="table-column">
      <style:table-column-properties fo:break-before="auto" style:column-width="1.797cm"/>
    </style:style>
    <style:style style:name="co19" style:family="table-column">
      <style:table-column-properties fo:break-before="auto" style:column-width="1.378cm"/>
    </style:style>
    <style:style style:name="co20" style:family="table-column">
      <style:table-column-properties fo:break-before="auto" style:column-width="0.723cm"/>
    </style:style>
    <style:style style:name="co21" style:family="table-column">
      <style:table-column-properties fo:break-before="auto" style:column-width="5.30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"/>
    <style:style style:name="ce24" style:family="table-cell" style:parent-style-name="Default" style:data-style-name="N115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10" table:number-columns-repeated="38" table:default-cell-style-name="Default"/>
        <table:table-row table:style-name="ro1">
          <table:table-cell table:style-name="ce28" office:value-type="string" calcext:value-type="string">
            <text:p>P: Produto (A produção total da economia em bens e serviços)</text:p>
          </table:table-cell>
          <table:table-cell table:style-name="ce29" table:number-columns-repeated="4"/>
          <table:table-cell table:style-name="ce36" office:value-type="string" calcext:value-type="string">
            <text:p>Investidores</text:p>
          </table:table-cell>
          <table:table-cell table:style-name="ce36"/>
          <table:table-cell table:style-name="ce36" office:value-type="string" calcext:value-type="string">
            <text:p>Consumidores</text:p>
          </table:table-cell>
          <table:table-cell table:style-name="ce29" table:number-columns-repeated="4"/>
          <table:table-cell table:number-columns-repeated="52"/>
        </table:table-row>
        <table:table-row table:style-name="ro1">
          <table:table-cell table:style-name="ce28" office:value-type="string" calcext:value-type="string">
            <text:p>Y: renda agregada (salários, lucros, aluguéis, pensões etc)</text:p>
          </table:table-cell>
          <table:table-cell table:style-name="ce29"/>
          <table:table-cell table:style-name="ce33" table:formula="of:=SUM([.H3:.I27])" office:value-type="float" office:value="319999.990463257" calcext:value-type="float">
            <text:p>319999,990463257</text:p>
          </table:table-cell>
          <table:table-cell table:style-name="ce29" table:number-columns-repeated="2"/>
          <table:table-cell table:style-name="ce29" office:value-type="string" calcext:value-type="string">
            <text:p>Kassio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P = Y</text:p>
          </table:table-cell>
          <table:table-cell table:style-name="ce33"/>
          <table:table-cell table:style-name="ce29" table:number-columns-repeated="2"/>
          <table:table-cell table:style-name="ce29" office:value-type="float" office:value="144000" calcext:value-type="float">
            <text:p>144000</text:p>
          </table:table-cell>
          <table:table-cell table:style-name="ce29"/>
          <table:table-cell table:style-name="ce29" office:value-type="float" office:value="120000" calcext:value-type="float">
            <text:p>120000</text:p>
          </table:table-cell>
          <table:table-cell table:style-name="ce29" office:value-type="float" office:value="40000" calcext:value-type="float">
            <text:p>4000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1"/>
          <table:table-cell table:style-name="ce29" table:number-columns-repeated="2"/>
          <table:table-cell table:style-name="ce29" office:value-type="string" calcext:value-type="string">
            <text:p>Retorno Previ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29" table:formula="of:=[.H3]/[.C$25]" office:value-type="float" office:value="60000" calcext:value-type="float">
            <text:p>60000</text:p>
          </table:table-cell>
          <table:table-cell table:style-name="ce29" table:formula="of:=[.I3]/[.C$25]" office:value-type="float" office:value="20000" calcext:value-type="float">
            <text:p>2000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C: Consumo agregado</text:p>
          </table:table-cell>
          <table:table-cell table:style-name="ce29"/>
          <table:table-cell table:style-name="ce33" table:formula="of:=[.C14]" office:value-type="float" office:value="160999.995231628" calcext:value-type="float">
            <text:p>160999,995231628</text:p>
          </table:table-cell>
          <table:table-cell table:style-name="ce29" table:number-columns-repeated="4"/>
          <table:table-cell table:style-name="ce29" table:formula="of:=[.H4]/[.C$25]" office:value-type="float" office:value="30000" calcext:value-type="float">
            <text:p>30000</text:p>
          </table:table-cell>
          <table:table-cell table:style-name="ce29" table:formula="of:=[.I4]/[.C$25]" office:value-type="float" office:value="10000" calcext:value-type="float">
            <text:p>1000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I: Investimento agregado</text:p>
          </table:table-cell>
          <table:table-cell table:style-name="ce29"/>
          <table:table-cell table:style-name="ce33" table:formula="of:=SUM([.F3:.F14])" office:value-type="float" office:value="144000.2" calcext:value-type="float">
            <text:p>144000,2</text:p>
          </table:table-cell>
          <table:table-cell table:style-name="ce29"/>
          <table:table-cell table:style-name="ce29" office:value-type="string" calcext:value-type="string">
            <text:p>Impo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29" table:formula="of:=[.H5]/[.C$25]" office:value-type="float" office:value="15000" calcext:value-type="float">
            <text:p>15000</text:p>
          </table:table-cell>
          <table:table-cell table:style-name="ce29" table:formula="of:=[.I5]/[.C$25]" office:value-type="float" office:value="5000" calcext:value-type="float">
            <text:p>500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S: Poupança agregada</text:p>
          </table:table-cell>
          <table:table-cell table:style-name="ce29"/>
          <table:table-cell table:style-name="ce33" table:formula="of:=[.C12]" office:value-type="float" office:value="158999.995231628" calcext:value-type="float">
            <text:p>158999,995231628</text:p>
          </table:table-cell>
          <table:table-cell table:style-name="ce29" table:number-columns-repeated="4"/>
          <table:table-cell table:style-name="ce29" table:formula="of:=[.H6]/[.C$25]" office:value-type="float" office:value="7500" calcext:value-type="float">
            <text:p>7500</text:p>
          </table:table-cell>
          <table:table-cell table:style-name="ce29" table:formula="of:=[.I6]/[.C$25]" office:value-type="float" office:value="2500" calcext:value-type="float">
            <text:p>250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Pmgc: propensão marginal a consumir</text:p>
          </table:table-cell>
          <table:table-cell table:style-name="ce29"/>
          <table:table-cell table:style-name="ce34" office:value-type="float" office:value="0.5" calcext:value-type="float">
            <text:p>0,5</text:p>
          </table:table-cell>
          <table:table-cell table:style-name="ce29" table:number-columns-repeated="4"/>
          <table:table-cell table:style-name="ce29" table:formula="of:=[.H7]/[.C$25]" office:value-type="float" office:value="3750" calcext:value-type="float">
            <text:p>3750</text:p>
          </table:table-cell>
          <table:table-cell table:style-name="ce29" table:formula="of:=[.I7]/[.C$25]" office:value-type="float" office:value="1250" calcext:value-type="float">
            <text:p>125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A: Gasto Autônomo (despesa que independe da renda)</text:p>
          </table:table-cell>
          <table:table-cell table:style-name="ce29"/>
          <table:table-cell table:style-name="ce33"/>
          <table:table-cell table:style-name="ce29" table:number-columns-repeated="4"/>
          <table:table-cell table:style-name="ce29" table:formula="of:=[.H8]/[.C$25]" office:value-type="float" office:value="1875" calcext:value-type="float">
            <text:p>1875</text:p>
          </table:table-cell>
          <table:table-cell table:style-name="ce29" table:formula="of:=[.I8]/[.C$25]" office:value-type="float" office:value="625" calcext:value-type="float">
            <text:p>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C + I = C + S</text:p>
          </table:table-cell>
          <table:table-cell table:style-name="ce35" table:formula="of:=([.C6]+[.C5])" office:value-type="float" office:value="305000.195231628" calcext:value-type="float">
            <text:p>305000,195231628</text:p>
          </table:table-cell>
          <table:table-cell table:style-name="ce29" table:number-columns-repeated="4"/>
          <table:table-cell table:style-name="ce29" table:formula="of:=[.H9]/[.C$25]" office:value-type="float" office:value="937.5" calcext:value-type="float">
            <text:p>937,5</text:p>
          </table:table-cell>
          <table:table-cell table:style-name="ce29" table:formula="of:=[.I9]/[.C$25]" office:value-type="float" office:value="312.5" calcext:value-type="float">
            <text:p>312,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 table:number-columns-repeated="7"/>
          <table:table-cell table:style-name="ce29" table:formula="of:=[.H10]/[.C$25]" office:value-type="float" office:value="468.75" calcext:value-type="float">
            <text:p>468,75</text:p>
          </table:table-cell>
          <table:table-cell table:style-name="ce29" table:formula="of:=[.I10]/[.C$25]" office:value-type="float" office:value="156.25" calcext:value-type="float">
            <text:p>156,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S = Y - C</text:p>
          </table:table-cell>
          <table:table-cell table:style-name="ce33" table:formula="of:=[.C2]-[.C14]" office:value-type="float" office:value="158999.995231628" calcext:value-type="float">
            <text:p>158999,995231628</text:p>
          </table:table-cell>
          <table:table-cell table:style-name="ce29" table:number-columns-repeated="4"/>
          <table:table-cell table:style-name="ce29" table:formula="of:=[.H11]/[.C$25]" office:value-type="float" office:value="234.375" calcext:value-type="float">
            <text:p>234,375</text:p>
          </table:table-cell>
          <table:table-cell table:style-name="ce29" table:formula="of:=[.I11]/[.C$25]" office:value-type="float" office:value="78.125" calcext:value-type="float">
            <text:p>78,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2" office:value-type="string" calcext:value-type="string">
            <text:p>Co</text:p>
          </table:table-cell>
          <table:table-cell table:style-name="ce33" office:value-type="float" office:value="1000" calcext:value-type="float">
            <text:p>1000</text:p>
          </table:table-cell>
          <table:table-cell table:style-name="ce29" table:number-columns-repeated="4"/>
          <table:table-cell table:style-name="ce29" table:formula="of:=[.H12]/[.C$25]" office:value-type="float" office:value="117.1875" calcext:value-type="float">
            <text:p>117,1875</text:p>
          </table:table-cell>
          <table:table-cell table:style-name="ce29" table:formula="of:=[.I12]/[.C$25]" office:value-type="float" office:value="39.0625" calcext:value-type="float">
            <text:p>39,0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C = Co + pmgc Y</text:p>
          </table:table-cell>
          <table:table-cell table:style-name="ce33" table:formula="of:=[.C13]+[.C8]*[.C2]" office:value-type="float" office:value="160999.995231628" calcext:value-type="float">
            <text:p>160999,995231628</text:p>
          </table:table-cell>
          <table:table-cell table:style-name="ce29" table:number-columns-repeated="4"/>
          <table:table-cell table:style-name="ce29" table:formula="of:=[.H13]/[.C$25]" office:value-type="float" office:value="58.59375" calcext:value-type="float">
            <text:p>58,59375</text:p>
          </table:table-cell>
          <table:table-cell table:style-name="ce29" table:formula="of:=[.I13]/[.C$25]" office:value-type="float" office:value="19.53125" calcext:value-type="float">
            <text:p>19,53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28"/>
          <table:table-cell table:style-name="ce29" table:number-columns-repeated="5"/>
          <table:table-cell table:style-name="ce29" table:formula="of:=[.H14]/[.C$25]" office:value-type="float" office:value="29.296875" calcext:value-type="float">
            <text:p>29,296875</text:p>
          </table:table-cell>
          <table:table-cell table:style-name="ce29" table:formula="of:=[.I14]/[.C$25]" office:value-type="float" office:value="9.765625" calcext:value-type="float">
            <text:p>9,765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Y = C + I</text:p>
          </table:table-cell>
          <table:table-cell table:style-name="ce29" table:number-columns-repeated="6"/>
          <table:table-cell table:style-name="ce29" table:formula="of:=[.H15]/[.C$25]" office:value-type="float" office:value="14.6484375" calcext:value-type="float">
            <text:p>14,6484375</text:p>
          </table:table-cell>
          <table:table-cell table:style-name="ce29" table:formula="of:=[.I15]/[.C$25]" office:value-type="float" office:value="4.8828125" calcext:value-type="float">
            <text:p>4,8828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Y = (Co + pmgc Y) + I</text:p>
          </table:table-cell>
          <table:table-cell table:style-name="ce29" table:number-columns-repeated="6"/>
          <table:table-cell table:style-name="ce29" table:formula="of:=[.H16]/[.C$25]" office:value-type="float" office:value="7.32421875" calcext:value-type="float">
            <text:p>7,32421875</text:p>
          </table:table-cell>
          <table:table-cell table:style-name="ce29" table:formula="of:=[.I16]/[.C$25]" office:value-type="float" office:value="2.44140625" calcext:value-type="float">
            <text:p>2,44140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Y = Co + pmgc Y + I</text:p>
          </table:table-cell>
          <table:table-cell table:style-name="ce29" table:number-columns-repeated="6"/>
          <table:table-cell table:style-name="ce29" table:formula="of:=[.H17]/[.C$25]" office:value-type="float" office:value="3.662109375" calcext:value-type="float">
            <text:p>3,662109375</text:p>
          </table:table-cell>
          <table:table-cell table:style-name="ce29" table:formula="of:=[.I17]/[.C$25]" office:value-type="float" office:value="1.220703125" calcext:value-type="float">
            <text:p>1,220703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Y - pmgc Y = Co + I</text:p>
          </table:table-cell>
          <table:table-cell table:style-name="ce29" table:number-columns-repeated="6"/>
          <table:table-cell table:style-name="ce29" table:formula="of:=[.H18]/[.C$25]" office:value-type="float" office:value="1.8310546875" calcext:value-type="float">
            <text:p>1,8310546875</text:p>
          </table:table-cell>
          <table:table-cell table:style-name="ce29" table:formula="of:=[.I18]/[.C$25]" office:value-type="float" office:value="0.6103515625" calcext:value-type="float">
            <text:p>0,6103515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(1 - pmgc) Y = A</text:p>
          </table:table-cell>
          <table:table-cell table:style-name="ce29"/>
          <table:table-cell table:style-name="ce29" table:formula="of:=(1-[.C8])*[.C26]" office:value-type="float" office:value="0" calcext:value-type="float">
            <text:p>0</text:p>
          </table:table-cell>
          <table:table-cell table:style-name="ce29" table:number-columns-repeated="4"/>
          <table:table-cell table:style-name="ce29" table:formula="of:=[.H19]/[.C$25]" office:value-type="float" office:value="0.91552734375" calcext:value-type="float">
            <text:p>0,91552734375</text:p>
          </table:table-cell>
          <table:table-cell table:style-name="ce29" table:formula="of:=[.I19]/[.C$25]" office:value-type="float" office:value="0.30517578125" calcext:value-type="float">
            <text:p>0,30517578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A / (1 - pmgc)</text:p>
          </table:table-cell>
          <table:table-cell table:style-name="ce33"/>
          <table:table-cell table:style-name="ce29"/>
          <table:table-cell table:style-name="ce29" office:value-type="string" calcext:value-type="string">
            <text:p>Selic</text:p>
          </table:table-cell>
          <table:table-cell table:style-name="ce37" office:value-type="percentage" office:value="0.08" calcext:value-type="percentage">
            <text:p>8,00%</text:p>
          </table:table-cell>
          <table:table-cell table:style-name="ce29"/>
          <table:table-cell table:style-name="ce29" table:formula="of:=[.H20]/[.C$25]" office:value-type="float" office:value="0.457763671875" calcext:value-type="float">
            <text:p>0,457763671875</text:p>
          </table:table-cell>
          <table:table-cell table:style-name="ce29" table:formula="of:=[.I20]/[.C$25]" office:value-type="float" office:value="0.152587890625" calcext:value-type="float">
            <text:p>0,152587890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(1 / (1 - pmgc)) A</text:p>
          </table:table-cell>
          <table:table-cell table:style-name="ce33"/>
          <table:table-cell table:style-name="ce29" table:number-columns-repeated="4"/>
          <table:table-cell table:style-name="ce29" table:formula="of:=[.H21]/[.C$25]" office:value-type="float" office:value="0.2288818359375" calcext:value-type="float">
            <text:p>0,2288818359375</text:p>
          </table:table-cell>
          <table:table-cell table:style-name="ce29" table:formula="of:=[.I21]/[.C$25]" office:value-type="float" office:value="0.0762939453125" calcext:value-type="float">
            <text:p>0,0762939453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 table:number-columns-repeated="7"/>
          <table:table-cell table:style-name="ce29" table:formula="of:=[.H22]/[.C$25]" office:value-type="float" office:value="0.11444091796875" calcext:value-type="float">
            <text:p>0,11444091796875</text:p>
          </table:table-cell>
          <table:table-cell table:style-name="ce29" table:formula="of:=[.I22]/[.C$25]" office:value-type="float" office:value="0.03814697265625" calcext:value-type="float">
            <text:p>0,03814697265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K: multiplicador de investimentos</text:p>
          </table:table-cell>
          <table:table-cell table:style-name="ce29" table:number-columns-repeated="6"/>
          <table:table-cell table:style-name="ce29" table:formula="of:=[.H23]/[.C$25]" office:value-type="float" office:value="0.057220458984375" calcext:value-type="float">
            <text:p>0,057220458984375</text:p>
          </table:table-cell>
          <table:table-cell table:style-name="ce29" table:formula="of:=[.I23]/[.C$25]" office:value-type="float" office:value="0.019073486328125" calcext:value-type="float">
            <text:p>0,019073486328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K = 1 / (1 - pmgc)</text:p>
          </table:table-cell>
          <table:table-cell table:style-name="ce33" table:formula="of:=1/(1-[.C8])" office:value-type="float" office:value="2" calcext:value-type="float">
            <text:p>2</text:p>
          </table:table-cell>
          <table:table-cell table:style-name="ce29" table:number-columns-repeated="4"/>
          <table:table-cell table:style-name="ce29" table:formula="of:=[.H24]/[.C$25]" office:value-type="float" office:value="0.0286102294921875" calcext:value-type="float">
            <text:p>0,028610229492188</text:p>
          </table:table-cell>
          <table:table-cell table:style-name="ce29" table:formula="of:=[.I24]/[.C$25]" office:value-type="float" office:value="0.0095367431640625" calcext:value-type="float">
            <text:p>0,009536743164063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K A</text:p>
          </table:table-cell>
          <table:table-cell table:style-name="ce33"/>
          <table:table-cell table:style-name="ce29" table:number-columns-repeated="4"/>
          <table:table-cell table:style-name="ce29" table:formula="of:=[.H25]/[.C$25]" office:value-type="float" office:value="0.0143051147460938" calcext:value-type="float">
            <text:p>0,014305114746094</text:p>
          </table:table-cell>
          <table:table-cell table:style-name="ce29" table:formula="of:=[.I25]/[.C$25]" office:value-type="float" office:value="0.00476837158203125" calcext:value-type="float">
            <text:p>0,004768371582031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 table:number-columns-repeated="7"/>
          <table:table-cell table:style-name="ce29" table:formula="of:=[.H26]/[.C$25]" office:value-type="float" office:value="0.00715255737304688" calcext:value-type="float">
            <text:p>0,007152557373047</text:p>
          </table:table-cell>
          <table:table-cell table:style-name="ce29" table:formula="of:=[.I26]/[.C$25]" office:value-type="float" office:value="0.00238418579101562" calcext:value-type="float">
            <text:p>0,002384185791016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 table:number-columns-repeated="12"/>
          <table:table-cell table:number-columns-repeated="52"/>
        </table:table-row>
        <table:table-row table:style-name="ro1" table:number-rows-repeated="972">
          <table:table-cell table:number-columns-repeated="2"/>
          <table:table-cell table:style-name="ce29"/>
          <table:table-cell table:number-columns-repeated="61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21" table:default-cell-style-name="Default"/>
        <table:table-row table:style-name="ro3">
          <table:table-cell table:style-name="ce21" office:value-type="string" calcext:value-type="string">
            <text:p>Cenário 1</text:p>
          </table:table-cell>
          <table:table-cell table:number-columns-repeated="2"/>
          <table:table-cell table:style-name="ce21" office:value-type="string" calcext:value-type="string">
            <text:p>Timeline (T)</text:p>
          </table:table-cell>
          <table:table-cell table:number-columns-repeated="14"/>
        </table:table-row>
        <table:table-row table:style-name="ro3">
          <table:table-cell table:style-name="ce21"/>
          <table:table-cell table:number-columns-repeated="17"/>
        </table:table-row>
        <table:table-row table:style-name="ro3">
          <table:table-cell table:style-name="ce21" office:value-type="string" calcext:value-type="string">
            <text:p>Medidas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Resultado</text:p>
          </table:table-cell>
        </table:table-row>
        <table:table-row table:style-name="ro3">
          <table:table-cell office:value-type="string" calcext:value-type="string">
            <text:p>Passar o Tempo</text:p>
          </table:table-cell>
          <table:table-cell table:number-columns-repeated="2"/>
          <table:table-cell table:style-name="ce21" office:value-type="string" calcext:value-type="string">
            <text:p>PIB</text:p>
          </table:table-cell>
          <table:table-cell table:style-name="ce22" table:formula="of:=[.B7]" office:value-type="currency" office:currency="BRL" office:value="120000000" calcext:value-type="currency">
            <text:p>R$ 120.000.000,00</text:p>
          </table:table-cell>
          <table:table-cell table:number-columns-repeated="12"/>
          <table:table-cell table:style-name="ce22" table:formula="of:=[.E4]+([.E4]*[.R5])" office:value-type="currency" office:currency="BRL" office:value="123016741.233077" calcext:value-type="currency">
            <text:p>R$ 123.016.741,23</text:p>
          </table:table-cell>
        </table:table-row>
        <table:table-row table:style-name="ro3">
          <table:table-cell table:number-columns-repeated="3"/>
          <table:table-cell table:style-name="ce21" office:value-type="string" calcext:value-type="string">
            <text:p>Previsão Anual</text:p>
          </table:table-cell>
          <table:table-cell table:style-name="ce23" table:formula="of:=[.B17]" office:value-type="percentage" office:value="0.03" calcext:value-type="percentage">
            <text:p>3,00%</text:p>
          </table:table-cell>
          <table:table-cell table:number-columns-repeated="2"/>
          <table:table-cell table:style-name="ce23" table:formula="of:=[.B18]+(RAND()*[.B24])" office:value-type="percentage" office:value="0.0274822299136714" calcext:value-type="percentage">
            <text:p>2,75%</text:p>
          </table:table-cell>
          <table:table-cell table:number-columns-repeated="2"/>
          <table:table-cell table:style-name="ce23" table:formula="of:=[.B18]+(RAND()*[.B24])" office:value-type="percentage" office:value="0.0251471642266587" calcext:value-type="percentage">
            <text:p>2,51%</text:p>
          </table:table-cell>
          <table:table-cell table:number-columns-repeated="2"/>
          <table:table-cell table:style-name="ce23" table:formula="of:=[.B18]+(RAND()*[.B24])" office:value-type="percentage" office:value="0.0269481231962371" calcext:value-type="percentage">
            <text:p>2,69%</text:p>
          </table:table-cell>
          <table:table-cell table:number-columns-repeated="2"/>
          <table:table-cell table:style-name="ce23" table:formula="of:=[.B18]+(RAND()*[.B24])" office:value-type="percentage" office:value="0.0296652935417848" calcext:value-type="percentage">
            <text:p>2,97%</text:p>
          </table:table-cell>
          <table:table-cell table:style-name="ce23" table:formula="of:=[.B18]+(RAND()*[.B24])" office:value-type="percentage" office:value="0.0251395102756391" calcext:value-type="percentage">
            <text:p>2,51%</text:p>
          </table:table-cell>
        </table:table-row>
        <table:table-row table:style-name="ro3">
          <table:table-cell table:style-name="ce21" office:value-type="string" calcext:value-type="string">
            <text:p>Variáveis Exibidas</text:p>
          </table:table-cell>
          <table:table-cell table:number-columns-repeated="2"/>
          <table:table-cell table:style-name="ce21"/>
          <table:table-cell table:style-name="ce23" table:number-columns-repeated="13"/>
          <table:table-cell/>
        </table:table-row>
        <table:table-row table:style-name="ro3">
          <table:table-cell office:value-type="string" calcext:value-type="string">
            <text:p>PIB Inicial</text:p>
          </table:table-cell>
          <table:table-cell table:style-name="ce22" table:formula="of:=[.B10]*[.B14]" office:value-type="currency" office:currency="BRL" office:value="120000000" calcext:value-type="currency">
            <text:p>R$ 120.000.000,00</text:p>
          </table:table-cell>
          <table:table-cell table:style-name="ce22"/>
          <table:table-cell table:style-name="ce21" office:value-type="string" calcext:value-type="string">
            <text:p>PIB Consumo</text:p>
          </table:table-cell>
          <table:table-cell table:style-name="ce22" table:formula="of:=[.B15]" office:value-type="currency" office:currency="BRL" office:value="42000000" calcext:value-type="currency">
            <text:p>R$ 42.000.000,00</text:p>
          </table:table-cell>
          <table:table-cell table:number-columns-repeated="12"/>
          <table:table-cell table:style-name="ce22" table:formula="of:=[.$R$4]*[.C15]" office:value-type="currency" office:currency="BRL" office:value="43055859.4315768" calcext:value-type="currency">
            <text:p>R$ 43.055.859,43</text:p>
          </table:table-cell>
        </table:table-row>
        <table:table-row table:style-name="ro3">
          <table:table-cell table:number-columns-repeated="3"/>
          <table:table-cell table:style-name="ce21" office:value-type="string" calcext:value-type="string">
            <text:p>PIB Investimento</text:p>
          </table:table-cell>
          <table:table-cell table:style-name="ce22" table:formula="of:=[.B16]" office:value-type="currency" office:currency="BRL" office:value="28800000" calcext:value-type="currency">
            <text:p>R$ 28.800.000,00</text:p>
          </table:table-cell>
          <table:table-cell table:number-columns-repeated="12"/>
          <table:table-cell table:style-name="ce22" table:formula="of:=[.$R$4]*[.C16]" office:value-type="currency" office:currency="BRL" office:value="29524017.8959384" calcext:value-type="currency">
            <text:p>R$ 29.524.017,90</text:p>
          </table:table-cell>
        </table:table-row>
        <table:table-row table:style-name="ro3">
          <table:table-cell table:style-name="ce21" office:value-type="string" calcext:value-type="string">
            <text:p>Variáveis Selecionadas Pelo Usuário</text:p>
          </table:table-cell>
          <table:table-cell table:number-columns-repeated="2"/>
          <table:table-cell table:style-name="ce21" office:value-type="string" calcext:value-type="string">
            <text:p>Gastos Governamentais</text:p>
          </table:table-cell>
          <table:table-cell table:style-name="ce22" table:formula="of:=[.B26]" office:value-type="currency" office:currency="BRL" office:value="20400000" calcext:value-type="currency">
            <text:p>R$ 20.400.000,00</text:p>
          </table:table-cell>
          <table:table-cell table:number-columns-repeated="12"/>
          <table:table-cell table:style-name="ce22" table:formula="of:=[.$R$4]*[.C26]" office:value-type="currency" office:currency="BRL" office:value="20912846.009623" calcext:value-type="currency">
            <text:p>R$ 20.912.846,01</text:p>
          </table:table-cell>
        </table:table-row>
        <table:table-row table:style-name="ro3">
          <table:table-cell office:value-type="string" calcext:value-type="string">
            <text:p>População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21" office:value-type="string" calcext:value-type="string">
            <text:p>Transferências</text:p>
          </table:table-cell>
          <table:table-cell table:style-name="ce22" table:formula="of:=[.B27]" office:value-type="currency" office:currency="BRL" office:value="3600000" calcext:value-type="currency">
            <text:p>R$ 3.600.000,00</text:p>
          </table:table-cell>
          <table:table-cell table:number-columns-repeated="12"/>
          <table:table-cell table:style-name="ce22" table:formula="of:=[.$R$4]*[.C27]" office:value-type="currency" office:currency="BRL" office:value="3690502.2369923" calcext:value-type="currency">
            <text:p>R$ 3.690.502,24</text:p>
          </table:table-cell>
        </table:table-row>
        <table:table-row table:style-name="ro3">
          <table:table-cell office:value-type="string" calcext:value-type="string">
            <text:p>Tempo de Jog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Impostos</text:p>
          </table:table-cell>
          <table:table-cell table:style-name="ce22" table:formula="of:=[.B28]" office:value-type="currency" office:currency="BRL" office:value="25200000" calcext:value-type="currency">
            <text:p>R$ 25.200.000,00</text:p>
          </table:table-cell>
          <table:table-cell table:number-columns-repeated="12"/>
          <table:table-cell table:style-name="ce22" table:formula="of:=[.$R$4]*[.C28]" office:value-type="currency" office:currency="BRL" office:value="25833515.6589461" calcext:value-type="currency">
            <text:p>R$ 25.833.515,66</text:p>
          </table:table-cell>
        </table:table-row>
        <table:table-row table:style-name="ro3">
          <table:table-cell table:number-columns-repeated="18"/>
        </table:table-row>
        <table:table-row table:style-name="ro3">
          <table:table-cell table:style-name="ce21" office:value-type="string" calcext:value-type="string">
            <text:p>Parâmetros Ocultos Iniciais</text:p>
          </table:table-cell>
          <table:table-cell table:number-columns-repeated="2"/>
          <table:table-cell table:style-name="ce21" office:value-type="string" calcext:value-type="string">
            <text:p>BS</text:p>
          </table:table-cell>
          <table:table-cell table:style-name="ce22" table:formula="of:=[.E11]-[.E9]-[.E10]" office:value-type="currency" office:currency="BRL" office:value="1200000" calcext:value-type="currency">
            <text:p>R$ 1.200.000,00</text:p>
          </table:table-cell>
          <table:table-cell table:number-columns-repeated="2"/>
          <table:table-cell table:style-name="ce23" table:formula="of:=([.E13]/[.B7])+(RAND()*[.B31])" office:value-type="percentage" office:value="0.010593495562818" calcext:value-type="percentage">
            <text:p>1,06%</text:p>
          </table:table-cell>
          <table:table-cell table:number-columns-repeated="2"/>
          <table:table-cell table:style-name="ce23" table:formula="of:=([.E13]/[.B7])+(RAND()*[.B31])" office:value-type="percentage" office:value="0.0107012917552452" calcext:value-type="percentage">
            <text:p>1,07%</text:p>
          </table:table-cell>
          <table:table-cell table:number-columns-repeated="2"/>
          <table:table-cell table:style-name="ce23" table:formula="of:=([.E13]/[.B7])+(RAND()*[.B31])" office:value-type="percentage" office:value="0.010910899079037" calcext:value-type="percentage">
            <text:p>1,09%</text:p>
          </table:table-cell>
          <table:table-cell table:number-columns-repeated="2"/>
          <table:table-cell table:style-name="ce23" table:formula="of:=([.E13]/[.B7])+(RAND()*[.B31])" office:value-type="percentage" office:value="0.0104510190841447" calcext:value-type="percentage">
            <text:p>1,05%</text:p>
          </table:table-cell>
          <table:table-cell table:style-name="ce22" table:formula="of:=[.R11]-[.R9]-[.R10]" office:value-type="currency" office:currency="BRL" office:value="1230167.41233076" calcext:value-type="currency">
            <text:p>R$ 1.230.167,41</text:p>
          </table:table-cell>
        </table:table-row>
        <table:table-row table:style-name="ro3">
          <table:table-cell office:value-type="string" calcext:value-type="string">
            <text:p>Base PIB Por Pessoa</text:p>
          </table:table-cell>
          <table:table-cell table:style-name="ce22" office:value-type="currency" office:currency="BRL" office:value="1200" calcext:value-type="currency">
            <text:p>R$ 1.200,00</text:p>
          </table:table-cell>
          <table:table-cell table:style-name="ce22"/>
          <table:table-cell table:number-columns-repeated="15"/>
        </table:table-row>
        <table:table-row table:style-name="ro3">
          <table:table-cell office:value-type="string" calcext:value-type="string">
            <text:p>PIB Consumo (%)</text:p>
          </table:table-cell>
          <table:table-cell table:style-name="ce22" office:value-type="currency" office:currency="BRL" office:value="42000000" calcext:value-type="currency">
            <text:p>R$ 42.000.000,00</text:p>
          </table:table-cell>
          <table:table-cell table:style-name="ce23" table:formula="of:=[.B15]/[.B7]" office:value-type="percentage" office:value="0.35" calcext:value-type="percentage">
            <text:p>35,00%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IB Investimento (%)</text:p>
          </table:table-cell>
          <table:table-cell table:style-name="ce22" office:value-type="currency" office:currency="BRL" office:value="28800000" calcext:value-type="currency">
            <text:p>R$ 28.800.000,00</text:p>
          </table:table-cell>
          <table:table-cell table:style-name="ce23" table:formula="of:=[.B16]/[.B7]" office:value-type="percentage" office:value="0.24" calcext:value-type="percentage">
            <text:p>24,00%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IB Previsão Anual (%)</text:p>
          </table:table-cell>
          <table:table-cell table:style-name="ce23" office:value-type="percentage" office:value="0.03" calcext:value-type="percentage">
            <text:p>3,00%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IB Base Previsão Com Vairiação</text:p>
          </table:table-cell>
          <table:table-cell table:style-name="ce23" table:formula="of:=[.B17]-[.B23]" office:value-type="percentage" office:value="0.025" calcext:value-type="percentage">
            <text:p>2,50%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IB Previsão Mensal Inicial ((Anual + Variância) / 12)</text:p>
          </table:table-cell>
          <table:table-cell table:style-name="ce24" table:formula="of:=(([.B18]+(RAND()*[.B24]))/12)" office:value-type="percentage" office:value="0.00279738341612188" calcext:value-type="percentage">
            <text:p>0,27974%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Frequência Cálculo do PIB (T)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Frequência Cálculo da Previsão Anual do PIB (T)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F. de Compração Entre Previsão e Resultado do PIB (T)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7"/>
          <table:table-cell table:number-columns-repeated="13"/>
        </table:table-row>
        <table:table-row table:style-name="ro3">
          <table:table-cell office:value-type="string" calcext:value-type="string">
            <text:p>Variação do PIB e Previsão do PIB (Positivo) Até…</text:p>
          </table:table-cell>
          <table:table-cell table:style-name="ce23" office:value-type="percentage" office:value="0.005" calcext:value-type="percentage">
            <text:p>0,50%</text:p>
          </table:table-cell>
          <table:table-cell table:number-columns-repeated="2"/>
          <table:table-cell table:style-name="ce27"/>
          <table:table-cell table:number-columns-repeated="13"/>
        </table:table-row>
        <table:table-row table:style-name="ro3">
          <table:table-cell office:value-type="string" calcext:value-type="string">
            <text:p>Variação do PIB e Previsão do PIB (Módulo P/ Cálculo)</text:p>
          </table:table-cell>
          <table:table-cell table:style-name="ce23" table:formula="of:=[.B23]*2" office:value-type="percentage" office:value="0.01" calcext:value-type="percentage">
            <text:p>1,00%</text:p>
          </table:table-cell>
          <table:table-cell table:number-columns-repeated="2"/>
          <table:table-cell table:style-name="ce27"/>
          <table:table-cell table:number-columns-repeated="13"/>
        </table:table-row>
        <table:table-row table:style-name="ro3">
          <table:table-cell table:number-columns-repeated="4"/>
          <table:table-cell table:style-name="ce27"/>
          <table:table-cell table:number-columns-repeated="13"/>
        </table:table-row>
        <table:table-row table:style-name="ro3">
          <table:table-cell office:value-type="string" calcext:value-type="string">
            <text:p>Gastos Governamentais</text:p>
          </table:table-cell>
          <table:table-cell table:style-name="ce22" office:value-type="currency" office:currency="BRL" office:value="20400000" calcext:value-type="currency">
            <text:p>R$ 20.400.000,00</text:p>
          </table:table-cell>
          <table:table-cell table:style-name="ce23" table:formula="of:=[.B26]/[.B7]" office:value-type="percentage" office:value="0.17" calcext:value-type="percentage">
            <text:p>17,00%</text:p>
          </table:table-cell>
          <table:table-cell/>
          <table:table-cell table:style-name="ce27"/>
          <table:table-cell table:number-columns-repeated="13"/>
        </table:table-row>
        <table:table-row table:style-name="ro3">
          <table:table-cell office:value-type="string" calcext:value-type="string">
            <text:p>Transferências</text:p>
          </table:table-cell>
          <table:table-cell table:style-name="ce22" office:value-type="currency" office:currency="BRL" office:value="3600000" calcext:value-type="currency">
            <text:p>R$ 3.600.000,00</text:p>
          </table:table-cell>
          <table:table-cell table:style-name="ce23" table:formula="of:=[.B27]/[.B7]" office:value-type="percentage" office:value="0.03" calcext:value-type="percentage">
            <text:p>3,00%</text:p>
          </table:table-cell>
          <table:table-cell/>
          <table:table-cell table:style-name="ce27"/>
          <table:table-cell table:number-columns-repeated="13"/>
        </table:table-row>
        <table:table-row table:style-name="ro3">
          <table:table-cell office:value-type="string" calcext:value-type="string">
            <text:p>Impostos</text:p>
          </table:table-cell>
          <table:table-cell table:style-name="ce22" office:value-type="currency" office:currency="BRL" office:value="25200000" calcext:value-type="currency">
            <text:p>R$ 25.200.000,00</text:p>
          </table:table-cell>
          <table:table-cell table:style-name="ce23" table:formula="of:=[.B28]/[.B7]" office:value-type="percentage" office:value="0.21" calcext:value-type="percentage">
            <text:p>21,00%</text:p>
          </table:table-cell>
          <table:table-cell/>
          <table:table-cell table:style-name="ce27"/>
          <table:table-cell table:number-columns-repeated="13"/>
        </table:table-row>
        <table:table-row table:style-name="ro3">
          <table:table-cell table:number-columns-repeated="4"/>
          <table:table-cell table:style-name="ce27"/>
          <table:table-cell table:number-columns-repeated="13"/>
        </table:table-row>
        <table:table-row table:style-name="ro3">
          <table:table-cell office:value-type="string" calcext:value-type="string">
            <text:p>Previsão de BS (variação)</text:p>
          </table:table-cell>
          <table:table-cell table:style-name="ce23" office:value-type="percentage" office:value="0.0005" calcext:value-type="percentage">
            <text:p>0,05%</text:p>
          </table:table-cell>
          <table:table-cell table:style-name="ce23"/>
          <table:table-cell/>
          <table:table-cell table:style-name="ce27"/>
          <table:table-cell table:number-columns-repeated="13"/>
        </table:table-row>
        <table:table-row table:style-name="ro3">
          <table:table-cell office:value-type="string" calcext:value-type="string">
            <text:p>Previsão de BS (módulo)</text:p>
          </table:table-cell>
          <table:table-cell table:style-name="ce23" table:formula="of:=[.B30]*2" office:value-type="percentage" office:value="0.001" calcext:value-type="percentage">
            <text:p>0,10%</text:p>
          </table:table-cell>
          <table:table-cell table:style-name="ce23"/>
          <table:table-cell/>
          <table:table-cell table:style-name="ce27"/>
          <table:table-cell table:number-columns-repeated="13"/>
        </table:table-row>
        <table:table-row table:style-name="ro3" table:number-rows-repeated="7">
          <table:table-cell table:number-columns-repeated="4"/>
          <table:table-cell table:style-name="ce27"/>
          <table:table-cell table:number-columns-repeated="13"/>
        </table:table-row>
        <table:table-row table:style-name="ro3" table:number-rows-repeated="1048536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5:11:16.011012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3-12T14:14:37</meta:creation-date>
    <meta:initial-creator>Kassio Pereira Schaider</meta:initial-creator>
    <meta:generator>LibreOffice/7.0.2.2$Linux_X86_64 LibreOffice_project/0b4360524e0359c479b908cb9f8f3765ab0cc7ad</meta:generator>
    <dc:date>2020-10-26T17:11:59.703323009</dc:date>
    <meta:editing-duration>PT2H18M20S</meta:editing-duration>
    <meta:editing-cycles>5</meta:editing-cycles>
    <meta:document-statistic meta:table-count="2" meta:cell-count="191" meta:object-count="0"/>
    <meta:user-defined meta:name="WorkbookGuid">7f900f38-6cad-4a95-96a2-d9c47c108319</meta:user-defined>
  </office:meta>
</office:document-meta>
</file>